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ba5a6" officeooo:paragraph-rsid="001ba5a6" style:font-size-asian="10pt" style:font-weight-asian="bold" style:font-size-complex="10pt" style:font-weight-complex="bold"/>
    </style:style>
    <style:style style:name="P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d86e7" officeooo:paragraph-rsid="001d86e7" style:font-size-asian="10pt" style:font-weight-asian="bold" style:font-size-complex="10pt" style:font-weight-complex="bold"/>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e6d5d" officeooo:paragraph-rsid="001e6d5d"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2c4e77" officeooo:paragraph-rsid="002c4e77"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38313c" officeooo:paragraph-rsid="0038313c"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ba5a6" officeooo:paragraph-rsid="001ba5a6"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5c99a" officeooo:paragraph-rsid="0025c99a"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e6d5d" style:font-size-asian="10pt" style:font-weight-asian="normal" style:font-size-complex="10pt"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5c99a" officeooo:paragraph-rsid="0027087c" style:font-size-asian="10pt" style:font-weight-asian="normal" style:font-size-complex="10pt"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7087c" officeooo:paragraph-rsid="0027087c" style:font-size-asian="10pt" style:font-weight-asian="normal" style:font-size-complex="10pt"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917e3" officeooo:paragraph-rsid="002917e3" style:font-size-asian="10pt" style:font-weight-asian="normal" style:font-size-complex="10pt"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10pt" style:font-weight-asian="normal" style:font-size-complex="10pt"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ffe69" officeooo:paragraph-rsid="002ffe69" style:font-size-asian="10pt" style:font-weight-asian="normal" style:font-size-complex="10pt"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38313c" officeooo:paragraph-rsid="0038313c" style:font-size-asian="10pt" style:font-weight-asian="normal" style:font-size-complex="10pt"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 fo:language="fr" fo:country="FR" fo:font-weight="bold" officeooo:rsid="001ba5a6" officeooo:paragraph-rsid="001ba5a6" style:font-weight-asian="bold" style:font-weight-complex="bold"/>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37c403" style:font-size-asian="11pt" style:font-weight-asian="bold" style:font-size-complex="11pt" style:font-weight-complex="bold"/>
    </style:style>
    <style:style style:name="P26"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3d35c" officeooo:paragraph-rsid="0023d35c" style:font-size-asian="11pt" style:font-weight-asian="bold" style:font-size-complex="11pt" style:font-weight-complex="bold"/>
    </style:style>
    <style:style style:name="P2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1ba5a6" officeooo:paragraph-rsid="001ba5a6" style:font-size-asian="11pt" style:font-weight-asian="bold" style:font-size-complex="11pt" style:font-weight-complex="bold"/>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2pt" fo:language="fr" fo:country="FR" fo:font-weight="bold" officeooo:rsid="000339b8" officeooo:paragraph-rsid="001d86e7" style:font-size-asian="12pt" style:font-weight-asian="bold" style:font-size-complex="12pt" style:font-weight-complex="bold"/>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officeooo:rsid="000339b8" officeooo:paragraph-rsid="001d86e7" style:font-size-asian="10pt" style:font-size-complex="10pt"/>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weight="bold" officeooo:rsid="0015a356" officeooo:paragraph-rsid="001d86e7" style:font-size-asian="10pt" style:font-weight-asian="bold" style:font-size-complex="10pt" style:font-weight-complex="bold"/>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weight="bold" officeooo:rsid="000339b8" officeooo:paragraph-rsid="001d86e7" style:font-size-asian="10pt" style:font-weight-asian="bold" style:font-size-complex="10pt" style:font-weight-complex="bold"/>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weight="bold" officeooo:rsid="0003dd90" officeooo:paragraph-rsid="001d86e7" style:font-size-asian="10pt" style:font-weight-asian="bold" style:font-size-complex="10pt" style:font-weight-complex="bold"/>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italic" fo:font-weight="normal" officeooo:rsid="0015a356" officeooo:paragraph-rsid="001d86e7" style:font-size-asian="10pt" style:font-style-asian="italic" style:font-weight-asian="normal" style:font-size-complex="10pt" style:font-style-complex="italic"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italic" fo:font-weight="normal" officeooo:rsid="000339b8" officeooo:paragraph-rsid="001d86e7" style:font-size-asian="10pt" style:font-style-asian="italic" style:font-weight-asian="normal" style:font-size-complex="10pt" style:font-style-complex="italic"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italic" fo:font-weight="normal" officeooo:rsid="0003dd90" officeooo:paragraph-rsid="001d86e7"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italic" fo:font-weight="normal" officeooo:rsid="000c3ee1" officeooo:paragraph-rsid="001d86e7" style:font-size-asian="10pt" style:font-style-asian="italic" style:font-weight-asian="normal" style:font-size-complex="10pt" style:font-style-complex="italic"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weight="normal" officeooo:rsid="0015a356" officeooo:paragraph-rsid="001d86e7" style:font-size-asian="10pt" style:font-weight-asian="normal" style:font-size-complex="10pt"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weight="normal" officeooo:rsid="001e7fc4" officeooo:paragraph-rsid="001d86e7" style:font-size-asian="10pt" style:font-weight-asian="normal" style:font-size-complex="10pt"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normal" fo:font-weight="normal" officeooo:rsid="00040201" officeooo:paragraph-rsid="001d86e7"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normal" fo:font-weight="normal" officeooo:rsid="0003dd90" officeooo:paragraph-rsid="001d86e7"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normal" fo:font-weight="normal" officeooo:rsid="000c3ee1" officeooo:paragraph-rsid="001d86e7"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normal" fo:font-weight="normal" officeooo:rsid="00121e77" officeooo:paragraph-rsid="001d86e7"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KacstDecorative" fo:font-size="10pt" fo:language="fr" fo:country="FR" fo:font-style="normal" fo:font-weight="bold" officeooo:rsid="000c3ee1" officeooo:paragraph-rsid="001d86e7"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260ad7" style:font-weight-asian="normal" style:font-weight-complex="normal"/>
    </style:style>
    <style:style style:name="T5" style:family="text">
      <style:text-properties fo:font-weight="normal" officeooo:rsid="0038fd40" style:font-weight-asian="normal" style:font-weight-complex="normal"/>
    </style:style>
    <style:style style:name="T6" style:family="text">
      <style:text-properties officeooo:rsid="001d86e7"/>
    </style:style>
    <style:style style:name="T7" style:family="text">
      <style:text-properties officeooo:rsid="0008e13e"/>
    </style:style>
    <style:style style:name="T8" style:family="text">
      <style:text-properties officeooo:rsid="00163d6c"/>
    </style:style>
    <style:style style:name="T9" style:family="text">
      <style:text-properties officeooo:rsid="0005507d"/>
    </style:style>
    <style:style style:name="T10" style:family="text">
      <style:text-properties fo:font-style="normal" style:font-style-asian="normal" style:font-style-complex="normal"/>
    </style:style>
    <style:style style:name="T11" style:family="text">
      <style:text-properties fo:font-style="normal" officeooo:rsid="00040201" style:font-style-asian="normal" style:font-style-complex="normal"/>
    </style:style>
    <style:style style:name="T12" style:family="text">
      <style:text-properties fo:font-style="normal" officeooo:rsid="00049a38" style:font-style-asian="normal" style:font-style-complex="normal"/>
    </style:style>
    <style:style style:name="T13" style:family="text">
      <style:text-properties fo:font-style="normal" officeooo:rsid="0005507d" style:font-style-asian="normal" style:font-style-complex="normal"/>
    </style:style>
    <style:style style:name="T14" style:family="text">
      <style:text-properties fo:font-style="normal" officeooo:rsid="0034e69d" style:font-style-asian="normal" style:font-style-complex="normal"/>
    </style:style>
    <style:style style:name="T15" style:family="text">
      <style:text-properties fo:font-style="normal" officeooo:rsid="0036500a" style:font-style-asian="normal" style:font-style-complex="normal"/>
    </style:style>
    <style:style style:name="T16" style:family="text">
      <style:text-properties officeooo:rsid="00040201"/>
    </style:style>
    <style:style style:name="T17" style:family="text">
      <style:text-properties officeooo:rsid="000c3ee1"/>
    </style:style>
    <style:style style:name="T18" style:family="text">
      <style:text-properties officeooo:rsid="00049a38"/>
    </style:style>
    <style:style style:name="T19" style:family="text">
      <style:text-properties officeooo:rsid="000a98d3"/>
    </style:style>
    <style:style style:name="T20" style:family="text">
      <style:text-properties fo:font-weight="bold" style:font-weight-asian="bold" style:font-weight-complex="bold"/>
    </style:style>
    <style:style style:name="T21" style:family="text">
      <style:text-properties fo:font-weight="bold" officeooo:rsid="000eeb1f" style:font-weight-asian="bold" style:font-weight-complex="bold"/>
    </style:style>
    <style:style style:name="T22" style:family="text">
      <style:text-properties officeooo:rsid="000eeb1f"/>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210f83"/>
    </style:style>
    <style:style style:name="T26" style:family="text">
      <style:text-properties officeooo:rsid="00260ad7"/>
    </style:style>
    <style:style style:name="T27" style:family="text">
      <style:text-properties officeooo:rsid="00276195"/>
    </style:style>
    <style:style style:name="T28" style:family="text">
      <style:text-properties officeooo:rsid="002ec63c"/>
    </style:style>
    <style:style style:name="T29" style:family="text">
      <style:text-properties officeooo:rsid="0030b3ff"/>
    </style:style>
    <style:style style:name="T30" style:family="text">
      <style:text-properties officeooo:rsid="0033e4c3"/>
    </style:style>
    <style:style style:name="T31" style:family="text">
      <style:text-properties officeooo:rsid="0036500a"/>
    </style:style>
    <style:style style:name="T32" style:family="text">
      <style:text-properties officeooo:rsid="0037c4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 : Le jeu</text:p>
      <text:p text:style-name="P1"/>
      <text:p text:style-name="P25">Première phase</text:p>
      <text:p text:style-name="P5">I. Le jeu</text:p>
      <text:p text:style-name="P23"/>
      <text:p text:style-name="P1">I<text:span text:style-name="T32">I</text:span>. La structure</text:p>
      <text:p text:style-name="P1"><text:span text:style-name="T1"/></text:p>
      <text:p text:style-name="P1"><text:span text:style-name="T1">Les fonctions du jeu ont été </text:span><text:span text:style-name="T2">distribuées dans différents fichiers selon ce qu’elles allaient gérer.</text:span></text:p>
      <text:p text:style-name="P1"><text:span text:style-name="T4"/></text:p>
      <text:p text:style-name="P4">I<text:span text:style-name="T32">I</text:span>I. Le code</text:p>
      <text:p text:style-name="P1"><text:span text:style-name="T2"/></text:p>
      <text:list xml:id="list2654943295" text:style-name="L1">
        <text:list-item>
          <text:p text:style-name="P26">structures.h</text:p>
        </text:list-item>
      </text:list>
      <text:p text:style-name="P18">Fichier où on créé les structures unit et world, <text:span text:style-name="T26">d’après les consignes données.</text:span></text:p>
      <text:p text:style-name="P19">Dans struct unit :</text:p>
      <text:p text:style-name="P18"><text:span text:style-name="T26">Une variable de type integer a été ajoutée dans unit → isAlive. Celle-ci prendra pour paramètres 0 ou 1 et permettra de gérer le cas où un pion existant dans la partie est vivant ou mort après être tué.</text:span></text:p>
      <text:p text:style-name="P19">La struct world reste inchangée par rapport aux consignes.</text:p>
      <text:p text:style-name="P19">Une variable statique <text:span text:style-name="T27">ou globale </text:span>de type world* nommée _world (underscore pour éviter les confusions entre le nom de la variable et le type) a été créée afin de pouvoir l’<text:span text:style-name="T27">utiliser</text:span> dans tous les fichiers qui ont inclus <text:span text:style-name="T27">le fichier structures.h.</text:span></text:p>
      <text:p text:style-name="P19"/>
      <text:list xml:id="list142620390896838" text:continue-numbering="true" text:style-name="L1">
        <text:list-item>
          <text:p text:style-name="P26">typedef.h</text:p>
        </text:list-item>
      </text:list>
      <text:p text:style-name="P20">Fichier qui renomme les structures créées dans structures.h, ainsi que les pointeurs unitList (pointeur sur Unit) et p_world (pointeur sur World). Ce fichier a été créé afin d’éviter l’inclusion en diamand, qui faisait redéfinir à chaque fois la variable _world et donc faisait raler le compilateur. (ok à réécrire, <text:span text:style-name="T28">j’ai pas tout a fait compris pourquoi il a permit que ça marche bien</text:span>)</text:p>
      <text:p text:style-name="P20"/>
      <text:list xml:id="list142620572146678" text:continue-numbering="true" text:style-name="L1">
        <text:list-item>
          <text:p text:style-name="P27"><text:span text:style-name="T6">game.c</text:span></text:p>
        </text:list-item>
      </text:list>
      <text:p text:style-name="P2"><text:span text:style-name="T1">Fichier contenant la fonction main, son executable va lancer le jeu en appelant deux fonctions incluses dans turnManager qui vont, à leur tour, appeler toutes les autres fonctions du programme.</text:span></text:p>
      <text:p text:style-name="P3"><text:span text:style-name="T5">Fonctions appelées et définies dans </text:span><text:span text:style-name="T1">turnManager.c :</text:span></text:p>
      <text:p text:style-name="P17"><text:span text:style-name="T23"><text:tab/>- InitializeGame();</text:span></text:p>
      <text:p text:style-name="P6"><text:tab/>- manageTurn();</text:p>
      <text:p text:style-name="P13">Game.c n’a pas de header car il ne va être appelé par personne.</text:p>
      <text:p text:style-name="P6"/>
      <text:list xml:id="list142619775636781" text:continue-numbering="true" text:style-name="L1">
        <text:list-item>
          <text:p text:style-name="P27"><text:span text:style-name="T6">board.c</text:span></text:p>
        </text:list-item>
      </text:list>
      <text:p text:style-name="P2"><text:span text:style-name="T1">Fichier </text:span><text:span text:style-name="T3">contenant les fonctions qui vont permettre l’affichage à la console du jeu :</text:span></text:p>
      <text:p text:style-name="P17"><text:span text:style-name="T23"><text:tab/></text:span><text:span text:style-name="T24">- void displayBoard();</text:span></text:p>
      <text:p text:style-name="P10">Fonction qui va parcourir le tableau 2D d’unités avec deux boucles ; la première de haut en bas avec l’index <text:span text:style-name="T23">j</text:span> et la deuxième de droite à gauche avec l’index <text:span text:style-name="T23">i</text:span>. <text:span text:style-name="T25">Dans la première boucle on parcourera deux fois le tableau de gauche à droite, la première pour délimiter les cases sur l’horizontale (avec ----) et la </text:span><text:soft-page-break/><text:span text:style-name="T25">deuxième pour délimiter les cases sur l’axe verticale (avec |) puis gérer le cas où les pions s’affichent ou pas.</text:span></text:p>
      <text:p text:style-name="P11">La case va s’afficher vide dans deux cas :</text:p>
      <text:p text:style-name="P11">- Si le pointeur sur unité est NULL, donc ne pointe sur aucune unité.</text:p>
      <text:p text:style-name="P11">- Si, dans la structure Unit, la variable isAlive est égale à 0.</text:p>
      <text:p text:style-name="P12">La dernière boucle parcoure le tableau de gauche à droite pour afficher la dernière ligne (----) qui délimite le tableau.</text:p>
      <text:p text:style-name="P17"><text:span text:style-name="T23"><text:tab/></text:span><text:span text:style-name="T24">- void gameInstructions();</text:span></text:p>
      <text:p text:style-name="P11">Fonction qui va afficher les instructions principales du jeu, principalement quelles sont les touches pour se déplacer et comment quitter le jeu.</text:p>
      <text:p text:style-name="P11"/>
      <text:list xml:id="list142620786038630" text:continue-numbering="true" text:style-name="L1">
        <text:list-item>
          <text:p text:style-name="P27"><text:span text:style-name="T6">playerManagerV2.c</text:span></text:p>
        </text:list-item>
      </text:list>
      <text:p text:style-name="P22">Fichier qui va gérer toutes les actions du joueur, à l’occurence ses entrées au clavier.</text:p>
      <text:p text:style-name="P21"><text:tab/><text:span text:style-name="T24">- int placeUnitInput(char axis, int size);</text:span></text:p>
      <text:p text:style-name="P14">Fonction qui va prendre l’axe et la taille de l’axe du tableau en paramètre, elle va demander au joueur de rentrer un nombre entre 0 et cette taille-1 qui va être renvoyé par la fonction à la fonction appelante.</text:p>
      <text:p text:style-name="P7"><text:tab/><text:span text:style-name="T20">- void emptyBuffer();</text:span></text:p>
      <text:p text:style-name="P14">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7"><text:tab/><text:span text:style-name="T20">- char* initializeDirectionInput();</text:span></text:p>
      <text:p text:style-name="P14">Fonction qui va utiliser un malloc pour allouer un emplacement de mémoire de la taille d’une chaîne de caractères de trois caractères. Elle <text:span text:style-name="T29">renvoit un pointeur sur char et </text:span>va être appelée dans directionInput.</text:p>
      <text:p text:style-name="P7"><text:tab/><text:span text:style-name="T20">- char* directionInput(char* playerInput);</text:span></text:p>
      <text:p text:style-name="P15">Fonction qui va demander au joueur de taper au clavier la direction où il veut aller. Le scanf va demander une chaîne de caractères de taille exactement, car le joueur n’aura jamais besoin de plus. <text:span text:style-name="T30">Prend en paramètre une chaîne de caractères et la renvoit après traitement.</text:span></text:p>
      <text:p text:style-name="P16">Elle appelle checkInput (ci-dessous) et redemande au joueur de taper au clavier si il a mit n’importe quoi. <text:span text:style-name="T31">Si le code renvoyé par checkInput est -1, cela indique une erreur, donc le joueur va devoir retaper sa comande. Si le code renvoyé est 0, ce qui indique un succès, la fonction se termine et renvoit la chaîne de caractères.</text:span></text:p>
      <text:p text:style-name="P7"><text:tab/><text:span text:style-name="T20">- int checkInput(char* input);</text:span></text:p>
      <text:p text:style-name="P8"><text:span text:style-name="T10">Cette fonction va prendre en paramètre une chaîne de caractères et va voir ce qu’elle contient. Appelée par directionInput, sa seule fonction est de vérifier si l’input du joueur correspond à une commande qui va pouvoir être utilisée dans le jeu.</text:span></text:p>
      <text:p text:style-name="P8"><text:span text:style-name="T14">E</text:span><text:span text:style-name="T10">n effet, les directions s’indiquent avec les touches WASD (programme codé avec un clavier qwerty) et la fin du jeu par un joueur se demande avec Q.</text:span></text:p>
      <text:p text:style-name="P8"><text:span text:style-name="T14">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span></text:p>
      <text:p text:style-name="P9"><text:soft-page-break/><text:span text:style-name="T10">Enfin, sachant que les pions ne peuvent se déplacer que d’une case, il n’est pas possible d’associer deux touches pareilles ; un code d’erreur va être envoyé si les deux caractères de la chaîne sont égaux.</text:span></text:p>
      <text:p text:style-name="P9"><text:span text:style-name="T10">La fonction va retourner un int : -</text:span><text:span text:style-name="T15">1 en cas d’erreur, 1 en cas de succès.</text:span></text:p>
      <text:list xml:id="list142620552894775" text:continue-numbering="true" text:style-name="L1">
        <text:list-item>
          <text:p text:style-name="P27"><text:span text:style-name="T6">unitManager.c</text:span></text:p>
        </text:list-item>
      </text:list>
      <text:p text:style-name="P21"/>
      <text:list xml:id="list142619109966332" text:continue-numbering="true" text:style-name="L1">
        <text:list-item>
          <text:p text:style-name="P27"><text:span text:style-name="T6">turnManager</text:span></text:p>
        </text:list-item>
      </text:list>
      <text:p text:style-name="P24"><text:span text:style-name="T2"/></text:p>
      <text:p text:style-name="P28">Première phase du jeu :</text:p>
      <text:p text:style-name="P29"/>
      <text:p text:style-name="P29">« <text:span text:style-name="T7">schéma avec l’association des fichiers »</text:span></text:p>
      <text:p text:style-name="P29"/>
      <text:p text:style-name="P30">structures.h</text:p>
      <text:p text:style-name="P30"/>
      <text:p text:style-name="P33">typedef struct unit {</text:p>
      <text:p text:style-name="P33"><text:s text:c="4"/>int posX, posY;</text:p>
      <text:p text:style-name="P33"><text:s text:c="4"/>char player;</text:p>
      <text:p text:style-name="P33"><text:s text:c="4"/>char type;</text:p>
      <text:p text:style-name="P33"><text:s text:c="4"/>struct unit* next;</text:p>
      <text:p text:style-name="P33">} Unit;</text:p>
      <text:p text:style-name="P37">- <text:span text:style-name="T8">création d’un type Unit qui va avoir sa position en X et Y, l’équipe et le type en char et un pointeur sur une unité suivante (liste chaînée)</text:span></text:p>
      <text:p text:style-name="P37"/>
      <text:p text:style-name="P33">typedef Unit* unitList;</text:p>
      <text:p text:style-name="P37">- <text:span text:style-name="T8">surnom d’un pointeur sur Unit, qui va permettre de pointer sur le premier élément de la liste</text:span></text:p>
      <text:p text:style-name="P37"/>
      <text:p text:style-name="P33">typedef struct world {</text:p>
      <text:p text:style-name="P33"><text:s text:c="4"/>Unit* <text:s/>board[WIDTH][HEIGHT]; </text:p>
      <text:p text:style-name="P33"><text:s text:c="4"/>int turn; </text:p>
      <text:p text:style-name="P33"><text:s text:c="4"/>unitList red<text:span text:style-name="T8">List</text:span>;</text:p>
      <text:p text:style-name="P33"><text:s text:c="4"/>unitList blue; </text:p>
      <text:p text:style-name="P33">} World;</text:p>
      <text:p text:style-name="P37">- <text:span text:style-name="T8">création d’un type World avec un tableau 2D, les tours puis des pointeurs sur les unités d’une équipe</text:span></text:p>
      <text:p text:style-name="P37"/>
      <text:p text:style-name="P38">Structure avec un tableau 2D de type Unit* (donc tableau 3D ? pointeur sur tableau 2D ?)</text:p>
      <text:p text:style-name="P37"/>
      <text:p text:style-name="P33">typedef World* p_World;</text:p>
      <text:p text:style-name="P37">- <text:span text:style-name="T8">surnom d’un pointeur sur World</text:span></text:p>
      <text:p text:style-name="P37"/>
      <text:p text:style-name="P33">World* _world = NULL;</text:p>
      <text:p text:style-name="P37"><text:soft-page-break/>- <text:span text:style-name="T8">création de variable statique qui va pouvoir être réutilisée par toutes les fonctions dont les fichiers contiennent un #include &lt;structure.h&gt;</text:span></text:p>
      <text:p text:style-name="P37"/>
      <text:p text:style-name="P31">board.c</text:p>
      <text:p text:style-name="P34">void displayBoard(p_World world);</text:p>
      <text:p text:style-name="P29">- Affichage du board (pointeur NULL et unités présentes)</text:p>
      <text:p text:style-name="P29">- <text:span text:style-name="T9">p_World = pointeur sur World</text:span></text:p>
      <text:p text:style-name="P29"/>
      <text:p text:style-name="P32">playerManager.c</text:p>
      <text:p text:style-name="P32"/>
      <text:p text:style-name="P35">char* directionInput();</text:p>
      <text:p text:style-name="P35"><text:span text:style-name="T10">- </text:span><text:span text:style-name="T11">gestion de l’input donné par le joueur pour se déplacer avec wasd</text:span></text:p>
      <text:p text:style-name="P35"><text:span text:style-name="T11">- </text:span><text:span text:style-name="T12">contient la fonction checkInput</text:span></text:p>
      <text:p text:style-name="P35"><text:span text:style-name="T12">- </text:span><text:span text:style-name="T13">renvoit une chaîne de caractères de 1 ou 2 caractères.</text:span></text:p>
      <text:p text:style-name="P39"/>
      <text:p text:style-name="P35">int checkInput(char* input);</text:p>
      <text:p text:style-name="P40">- <text:span text:style-name="T16">vérifier que l’input saisi par le joueur contient bien les touches demandées ; donner un code d’erreur le cas échéant</text:span></text:p>
      <text:p text:style-name="P40">- <text:span text:style-name="T17">renvoit un int : code d’erreur -1 // code de succès 0</text:span></text:p>
      <text:p text:style-name="P40"/>
      <text:p text:style-name="P35">void unitMove(Unit* unit);</text:p>
      <text:p text:style-name="P40">- <text:span text:style-name="T18">À partir de la demande saisie par le joueur dans directionInput, gère le déplacement de l’unité</text:span></text:p>
      <text:p text:style-name="P40">- <text:span text:style-name="T9">création de tmpUnit qui va avoir pour paramètres de son tableau dans _world la position de l’unité passé en paramètre plus la translation X et/ou Y demandée par le joueur</text:span></text:p>
      <text:p text:style-name="P40">- <text:span text:style-name="T9">Unit de base passe à être un pointeur de type Unit sur NULL pour donner l’impression que l’unité se déplace (sinon : erreur de comportement)</text:span></text:p>
      <text:p text:style-name="P40"/>
      <text:p text:style-name="P35">void unitAttack(Unit* unit);</text:p>
      <text:p text:style-name="P40">- <text:span text:style-name="T7">Gestion de l’action d’attaquer si le joueur se déplace sur une case où se trouve un autre pion</text:span></text:p>
      <text:p text:style-name="P40">- <text:span text:style-name="T7">Tient compte de l’équipe (unit→player) et du type d’unité (unit→type)</text:span></text:p>
      <text:p text:style-name="P40"/>
      <text:p text:style-name="P35">void deadUnit(Unit* unit);</text:p>
      <text:p text:style-name="P40">- <text:span text:style-name="T19">libération de la mémoire allouée pour l’unité passée en paramètre.</text:span></text:p>
      <text:p text:style-name="P40">- <text:span text:style-name="T19">le pointeur va pointer sur NULL pour que board display une case vide</text:span></text:p>
      <text:p text:style-name="P40"/>
      <text:p text:style-name="P43">unitManager.c</text:p>
      <text:p text:style-name="P41"/>
      <text:p text:style-name="P36">Unit* initializeUnit(char player, char type);</text:p>
      <text:p text:style-name="P41">- initialise l’unité en allouant de la mémoire avec un malloc</text:p>
      <text:p text:style-name="P41">- initialise les variables de la structure</text:p>
      <text:p text:style-name="P41">- renvoit un unit</text:p>
      <text:p text:style-name="P41"><text:soft-page-break/></text:p>
      <text:p text:style-name="P36">int placeUnitInput(char axis, int size);</text:p>
      <text:p text:style-name="P41">- gère la position initiale des unités dans board selon le choix du joueur</text:p>
      <text:p text:style-name="P41">- tient compte de l’axe du tableau et sa taille sur X et Y</text:p>
      <text:p text:style-name="P41">- appelle <text:span text:style-name="T20">emptyBuffer</text:span></text:p>
      <text:p text:style-name="P41">- renvoit l’entier qui va être la position sur X ou sur Y dans le tableau</text:p>
      <text:p text:style-name="P41"/>
      <text:p text:style-name="P36">void emptyBuffer();</text:p>
      <text:p text:style-name="P41">- vide le buffer rentré par un joueur pas doué qui écrit de la merde</text:p>
      <text:p text:style-name="P41"/>
      <text:p text:style-name="P36">void placeUnit(Unit* unit);</text:p>
      <text:p text:style-name="P41">- <text:span text:style-name="T22">va placer l’unité selon les données saisies par le joueur dans placeUnitInput</text:span></text:p>
      <text:p text:style-name="P41">- <text:span text:style-name="T22">appelle </text:span><text:span text:style-name="T21">placeUnitInput</text:span></text:p>
      <text:p text:style-name="P41"/>
      <text:p text:style-name="P36">void placeAllUnit();</text:p>
      <text:p text:style-name="P41">- <text:span text:style-name="T22">appelle </text:span><text:span text:style-name="T21">initializeUnit</text:span><text:span text:style-name="T22"> et </text:span><text:span text:style-name="T21">placeUnit</text:span></text:p>
      <text:p text:style-name="P41">- <text:span text:style-name="T22">Permet aux joueurs, à tour de rôle, de placer ses unités</text:span></text:p>
      <text:p text:style-name="P41">- <text:span text:style-name="T22">équipe bleue : ses deux serfs et son warrior</text:span></text:p>
      <text:p text:style-name="P41">- <text:span text:style-name="T22">équipe rouge : ses deux serfs et son warrior</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void unitAttack(Unit* unit){ // unitManager ? </text:p>
      <text:p text:style-name="P42"/>
      <text:p text:style-name="P42"><text:tab/>if(_world == NULL) return;</text:p>
      <text:p text:style-name="P42"><text:tab/><text:tab/>// Comme il s'agit d'une fonction void, ce return va forcer la sortie de cette fonction</text:p>
      <text:p text:style-name="P42"><text:soft-page-break/><text:tab/><text:tab/>// si _world est NULL pour une quelconque raison.</text:p>
      <text:p text:style-name="P42"><text:tab/><text:tab/>// Ceci va éviter les SEGMENTATION FAULT</text:p>
      <text:p text:style-name="P42"><text:tab/><text:tab/>// on a donc exclu le cas où on n'a pas de _world</text:p>
      <text:p text:style-name="P42"><text:tab/><text:tab/>// c'est la première instruction de la fonction, parce que, en cas de manque de _world, ça évitera de créer toutes les variables et instructions du dessous</text:p>
      <text:p text:style-name="P42"><text:tab/><text:tab/>// =optimisation wesh</text:p>
      <text:p text:style-name="P42"/>
      <text:p text:style-name="P42"><text:tab/>int i;</text:p>
      <text:p text:style-name="P42"/>
      <text:p text:style-name="P42"><text:tab/>int attackX = 0;</text:p>
      <text:p text:style-name="P42"><text:tab/>int attackY = 0;</text:p>
      <text:p text:style-name="P42"/>
      <text:p text:style-name="P42"><text:tab/>int posX = unit-&gt;posX;</text:p>
      <text:p text:style-name="P42"><text:tab/>int posY = unit-&gt;posY;</text:p>
      <text:p text:style-name="P42"/>
      <text:p text:style-name="P42"><text:tab/>char type = unit-&gt;type;</text:p>
      <text:p text:style-name="P42"/>
      <text:p text:style-name="P42"><text:tab/>char* player = directionInput();</text:p>
      <text:p text:style-name="P42"/>
      <text:p text:style-name="P42"><text:tab/>for(i = 0; player[i] != '\0'; i++){</text:p>
      <text:p text:style-name="P42"><text:tab/><text:tab/>switch(player[i]){</text:p>
      <text:p text:style-name="P42"><text:tab/><text:tab/><text:tab/>case('w') :</text:p>
      <text:p text:style-name="P42"><text:tab/><text:tab/><text:tab/><text:tab/>--attackY;</text:p>
      <text:p text:style-name="P42"><text:tab/><text:tab/><text:tab/><text:tab/>break;</text:p>
      <text:p text:style-name="P42"><text:tab/><text:tab/><text:tab/>case('s') :</text:p>
      <text:p text:style-name="P42"><text:tab/><text:tab/><text:tab/><text:tab/>++attackY;</text:p>
      <text:p text:style-name="P42"><text:tab/><text:tab/><text:tab/><text:tab/>break;</text:p>
      <text:p text:style-name="P42"><text:tab/><text:tab/><text:tab/>case('a'):</text:p>
      <text:p text:style-name="P42"><text:tab/><text:tab/><text:tab/><text:tab/>--attackX;</text:p>
      <text:p text:style-name="P42"><text:tab/><text:tab/><text:tab/><text:tab/>break;</text:p>
      <text:p text:style-name="P42"><text:tab/><text:tab/><text:tab/>case('d'):</text:p>
      <text:p text:style-name="P42"><text:tab/><text:tab/><text:tab/><text:tab/>++attackX;</text:p>
      <text:p text:style-name="P42"><text:tab/><text:tab/><text:tab/>default :</text:p>
      <text:p text:style-name="P42"><text:tab/><text:tab/><text:tab/><text:tab/>break;</text:p>
      <text:p text:style-name="P42"><text:tab/><text:tab/>}</text:p>
      <text:p text:style-name="P42"><text:tab/>}</text:p>
      <text:p text:style-name="P42"><text:tab/>// on a enregistré la position du personnage et l'endroit où il veut attaquer</text:p>
      <text:p text:style-name="P42"/>
      <text:p text:style-name="P42"><text:tab/>Unit* enemyUnit = _world-&gt;board[posX+attackX][posY+attackY];</text:p>
      <text:p text:style-name="P42"><text:tab/>// unit passée en paramètre est l'unité qui va attaquer, et enemyUnit est l'unitée qui va prendre</text:p>
      <text:p text:style-name="P42"><text:soft-page-break/><text:tab/>char enemyType = enemyUnit-&gt;type;</text:p>
      <text:p text:style-name="P42"/>
      <text:p text:style-name="P42"><text:tab/>if(unit-&gt;player == enemyUnit-&gt;player) return;</text:p>
      <text:p text:style-name="P42"><text:tab/>// Ici on dit que si l'unité attaquée est de la même couleur (donc même équipe), on sort de la fonction attackUnit</text:p>
      <text:p text:style-name="P42"/>
      <text:p text:style-name="P42"><text:tab/>if(type == WARRIOR || enemyType == SERF) deadUnit(enemyUnit);</text:p>
      <text:p text:style-name="P42"><text:tab/>else deadUnit(unit);</text:p>
      <text:p text:style-name="P42"><text:tab/>// si je suis warrior OU mon enemi est un serf, l'enemi va mourrir</text:p>
      <text:p text:style-name="P42"><text:tab/>// dans l'autre cas (serf vs warrior), je part de la fonction unitAttack</text:p>
      <text:p text:style-name="P42"><text:tab/>// car le joueur a tenté d'attaquer une unité plus forte, donc a échoué</text:p>
      <text:p text:style-name="P42"><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2T14:26:18.612934581</dc:date>
    <meta:editing-duration>PT1H39M44S</meta:editing-duration>
    <meta:editing-cycles>30</meta:editing-cycles>
    <meta:generator>LibreOffice/5.4.3.2$Linux_X86_64 LibreOffice_project/40m0$Build-2</meta:generator>
    <meta:document-statistic meta:table-count="0" meta:image-count="0" meta:object-count="0" meta:page-count="7" meta:paragraph-count="159" meta:word-count="1713" meta:character-count="10010" meta:non-whitespace-character-count="8337"/>
  </office:meta>
</office:document-meta>
</file>